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P1" style:family="paragraph" style:parent-style-name="Text_20_body">
      <style:text-properties fo:font-size="15pt" style:font-size-asian="15pt" style:font-size-complex="15pt"/>
    </style:style>
    <style:style style:name="P2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3" style:family="paragraph" style:parent-style-name="Standard">
      <style:text-properties fo:font-size="18.25pt" style:font-size-asian="16pt" style:font-size-complex="18.25pt"/>
    </style:style>
    <style:style style:name="P4" style:family="paragraph" style:parent-style-name="Heading_20_1">
      <style:text-properties fo:font-size="16pt" style:font-size-asian="16pt" style:font-size-complex="16pt"/>
    </style:style>
    <style:style style:name="P5" style:family="paragraph" style:parent-style-name="Table_20_Contents">
      <style:text-properties fo:font-size="18.25pt" officeooo:rsid="00148e6f" officeooo:paragraph-rsid="00148e6f" style:font-size-asian="16pt" style:font-size-complex="18.25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22pt" style:font-weight-asian="bold"/>
    </style:style>
    <style:style style:name="T3" style:family="text">
      <style:text-properties style:font-name-asian="宋体1" style:font-size-asian="10.5pt"/>
    </style:style>
    <style:style style:name="T4" style:family="text">
      <style:text-properties style:font-name-asian="宋体1" style:font-weight-asian="bold"/>
    </style:style>
    <style:style style:name="T5" style:family="text">
      <style:text-properties style:font-name="Calibri"/>
    </style:style>
    <style:style style:name="T6" style:family="text">
      <style:text-properties style:font-name="Calibri" fo:font-size="22pt" fo:font-weight="bold"/>
    </style:style>
    <style:style style:name="T7" style:family="text">
      <style:text-properties style:font-name="Calibri" fo:font-size="10.5pt"/>
    </style:style>
    <style:style style:name="T8" style:family="text">
      <style:text-properties style:font-name="Calibri" fo:font-weight="bold"/>
    </style:style>
    <style:style style:name="T9" style:family="text">
      <style:text-properties fo:font-size="22pt" fo:font-weight="bold"/>
    </style:style>
    <style:style style:name="T10" style:family="text">
      <style:text-properties fo:font-weight="bold"/>
    </style:style>
    <style:style style:name="T11" style:family="text">
      <style:text-properties fo:font-size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10">5</text:span><text:span text:style-name="T4">　</text:span><text:span text:style-name="T8">Tomcat</text:span><text:span text:style-name="T4">启动时创建</text:span><text:span text:style-name="T8">Servlet</text:span></text:h>
      <text:p text:style-name="P2"><text:span text:style-name="T1">有些</text:span>Servlet<text:span text:style-name="T1">需要在</text:span><text:span text:style-name="T5">Tomcat</text:span><text:span text:style-name="T1">启动时就被创建，而不是第一次访问时被创建，那么可以在</text:span><text:span text:style-name="T5">web.xml</text:span><text:span text:style-name="T1">文件中配置</text:span><text:span text:style-name="T5">&lt;servlet&gt;</text:span><text:span text:style-name="T1">元素。</text:span></text:p>
      <text:p text:style-name="P2"><text:span text:style-name="T1">在</text:span>&lt;servlet&gt;<text:span text:style-name="T1">元素中添加子元素</text:span><text:span text:style-name="T5">&lt;load-on-startup&gt;</text:span><text:span text:style-name="T1">元素！</text:span></text:p>
      <text:p text:style-name="P2"><text:span text:style-name="T1">这个元素的值必须是一个大于等于</text:span>0<text:span text:style-name="T1">的整数！！！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5">&lt;!-- 设置 servlet的初始化的时机在服务器启动时--&gt;</text:p>
            <text:p text:style-name="P5"><text:s text:c="2"/>&lt;servlet&gt;</text:p>
            <text:p text:style-name="P5"><text:s text:c="2"/>&lt;servlet-name&gt;LoadOn&lt;/servlet-name&gt;</text:p>
            <text:p text:style-name="P5"><text:s text:c="2"/>&lt;servlet-class&gt;com.servlet.LoadOnServlet&lt;/servlet-class&gt;</text:p>
            <text:p text:style-name="P5"><text:s text:c="2"/>&lt;load-on-startup&gt;1&lt;/load-on-startup&gt;</text:p>
            <text:p text:style-name="P5"><text:s text:c="2"/>&lt;/servlet&gt;</text:p>
            <text:p text:style-name="P5"><text:s text:c="2"/>&lt;servlet-mapping&gt;</text:p>
            <text:p text:style-name="P5"><text:s text:c="2"/>&lt;servlet-name&gt;LoadOn&lt;/servlet-name&gt;</text:p>
            <text:p text:style-name="P5"><text:s text:c="2"/>&lt;url-pattern&gt;/loadon&lt;/url-pattern&gt;</text:p>
            <text:p text:style-name="P5"><text:s text:c="2"/>&lt;/servlet-mapping&gt;</text:p>
          </table:table-cell>
        </table:table-row>
      </table:table>
      <text:p text:style-name="P1"><text:span text:style-name="T1">所有添加了</text:span>&lt;load-on-startup&gt;<text:span text:style-name="T1">子元素的</text:span><text:span text:style-name="T5">Servle</text:span><text:span text:style-name="T1">，都会在</text:span><text:span text:style-name="T5">Tomcat</text:span><text:span text:style-name="T1">启动时被创建！当然，只是被创建，但没有处理请求！但我们知道在</text:span><text:span text:style-name="T5">Servlet</text:span><text:span text:style-name="T1">生命周期中</text:span><text:span text:style-name="T5">init()</text:span><text:span text:style-name="T1">方法会在创建后被调用，所以你可以在</text:span><text:span text:style-name="T5">init()</text:span><text:span text:style-name="T1">方法中做一些输出，查看是否在</text:span><text:span text:style-name="T5">Tomcat</text:span><text:span text:style-name="T1">启动时调用了它。</text:span></text:p>
      <text:p text:style-name="P1">&lt;load-on-startup&gt;<text:span text:style-name="T1">元素的值是一个序号，</text:span><text:span text:style-name="T5">Tomcat</text:span><text:span text:style-name="T1">会使用这个序号给多个</text:span><text:span text:style-name="T5">Servlet</text:span><text:span text:style-name="T1">排序！然后在</text:span><text:span text:style-name="T5">Tomcat</text:span><text:span text:style-name="T1">启动时会按这个顺序来创建</text:span><text:span text:style-name="T5">Servlet</text:span><text:span text:style-name="T1">实例对象！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47S</meta:editing-duration>
    <meta:editing-cycles>3</meta:editing-cycles>
    <meta:generator>LibreOffice/5.3.0.3$Windows_X86_64 LibreOffice_project/7074905676c47b82bbcfbea1aeefc84afe1c50e1</meta:generator>
    <dc:date>2018-03-11T13:34:35.838000000</dc:date>
    <meta:document-statistic meta:table-count="1" meta:image-count="0" meta:object-count="0" meta:page-count="1" meta:paragraph-count="16" meta:word-count="258" meta:character-count="675" meta:non-whitespace-character-count="654"/>
    <meta:user-defined meta:name="Info 1"/>
    <meta:user-defined meta:name="Info 2"/>
    <meta:user-defined meta:name="Info 3"/>
    <meta:user-defined meta:name="Info 4"/>
  </office:meta>
</office:document-meta>
</file>